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T1" style:family="text">
      <style:text-properties style:font-name="Arial" style:font-name-complex="Arial" fo:font-size="8pt" style:font-size-asian="8pt" style:font-size-complex="8pt" fo:font-weight="bold" style:font-weight-asian="bold"/>
    </style:style>
    <style:style style:name="T2" style:family="text">
      <style:text-properties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DESPACHO DO SERVIÇO DE PERÍCIAS MÉDICAS E SEGURANÇA DO TRABALHO EM: 25/07/2018 18:39</text:span></text:p>
        <text:p><text:span text:style-name="T2"/></text:p>
        <text:p><text:span text:style-name="T3">FUNAFIN - SEC DE EDUCACAO</text:span></text:p>
        <text:p><text:span text:style-name="T4">DEFIRO os pedidos de Licença Médica para Tratamento de Saúde - Prorrogação</text:span></text:p>
        <text:p><text:span text:style-name="T5">768 - SEVERINA MARIA DA SILVA, mat.0001318560 concedo 150 dias a partir de 02/02/2017</text:span></text:p>
        <text:p text:style-name="Standard"/>
        <text:p text:style-name="Standard"/>
        <text:p text:style-name="pCenter"><text:span text:style-name="fDefault">Helena Carneiro Leão</text:span></text:p>
        <text:p text:style-name="pCenter"><text:span text:style-name="fDefault">Gerente Administrativa de Perícias Médicas</text:span></text:p>
        <text:p text:style-name="Standard"/>
        <text:p text:style-name="Standard"/>
        <text:p text:style-name="pCenter"><text:span text:style-name="fDefault">André Longo Araújo de Melo</text:span></text:p>
        <text:p text:style-name="pCenter"><text:span text:style-name="fDefault">Diretor - Presidente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6pt" fo:language="fr" fo:country="FR" style:letter-kerning="true" style:font-name-asian="Arial2" style:font-size-asian="6pt" style:language-asian="zh" style:country-asian="CN" style:font-name-complex="Arial2" style:font-size-complex="6pt" style:language-complex="hi" style:country-complex="IN" fo:hyphenate="false" fo:hyphenation-remain-char-count="2" fo:hyphenation-push-char-count="2"/>
    </style:default-style>
    <style:style style:name="fontBold" style:family="text">
      <style:text-properties fo:font-weight="bold" style:font-weight-asian="bold"/>
    </style:style>
    <style:style style:name="fDefault" style:family="text">
      <style:text-properties style:font-name="Arial" style:font-name-complex="Arial" fo:font-size="6pt" style:font-size-asian="6pt" style:font-size-complex="6pt"/>
    </style:style>
    <style:style style:name="pCenter" style:family="paragraph">
      <style:paragraph-properties fo:margin-top="0cm" fo:margin-bottom="0cm" fo:text-align="center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8-07-25T21:39:33.000</dc:date>
    <meta:generator>PHPWord</meta:generator>
    <meta:initial-creator/>
    <meta:creation-date>2018-07-25T21:39:33.000</meta:creation-date>
    <meta:keyword/>
    <meta:user-defined meta:name="Category"/>
    <meta:user-defined meta:name="Company"/>
    <meta:user-defined meta:name="Manager"/>
  </office:meta>
</office:document-meta>
</file>